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486in" table:align="left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2.5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181in" table:align="left"/>
    </style:style>
    <style:style style:name="Table2.A" style:family="table-column">
      <style:table-column-properties style:column-width="1.1993in"/>
    </style:style>
    <style:style style:name="Table2.B" style:family="table-column">
      <style:table-column-properties style:column-width="1.91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903in" table:align="left"/>
    </style:style>
    <style:style style:name="Table3.A" style:family="table-column">
      <style:table-column-properties style:column-width="0.7042in"/>
    </style:style>
    <style:style style:name="Table3.B" style:family="table-column">
      <style:table-column-properties style:column-width="2.586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a Machine Learning Model with the Iris Dataset Using Python</text:h>
      <text:p text:style-name="Text_20_body">Machine learning projects follow a structured workflow that transforms raw data into predictive models. In this project, we build a complete machine learning pipeline using the <text:span text:style-name="Strong_20_Emphasis">Iris dataset</text:span>, one of the most widely used datasets in data science education. The goal of the project is to classify iris flowers into species using measurable characteristics.</text:p>
      <text:p text:style-name="Text_20_body">The project demonstrates the full lifecycle of a machine learning task including <text:span text:style-name="Strong_20_Emphasis">data exploration, visualization, model training, evaluation, and prediction</text:span>.</text:p>
      <text:p text:style-name="Horizontal_20_Line"/>
      <text:h text:style-name="Heading_20_1" text:outline-level="1">Understanding the Iris Dataset</text:h>
      <text:p text:style-name="Text_20_body">The Iris dataset was introduced by the British statistician <text:span text:style-name="Strong_20_Emphasis">Ronald Fisher in 1936</text:span> and has since become a classic benchmark for classification algorithms.</text:p>
      <text:p text:style-name="Text_20_body">The dataset contains <text:span text:style-name="Strong_20_Emphasis">150 samples of iris flowers</text:span> from three species:</text:p>
      <text:list text:style-name="L1">
        <text:list-item>
          <text:p text:style-name="P2">Setosa</text:p>
        </text:list-item>
        <text:list-item>
          <text:p text:style-name="P2">Versicolor</text:p>
        </text:list-item>
        <text:list-item>
          <text:p text:style-name="P2">Virginica</text:p>
        </text:list-item>
      </text:list>
      <text:p text:style-name="Text_20_body">Each sample includes <text:span text:style-name="Strong_20_Emphasis">four numerical features</text:span> describing the flower's physical characteristic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Sepal Length</text:p>
          </table:table-cell>
          <table:table-cell table:style-name="Table1.A1" office:value-type="string">
            <text:p text:style-name="Table_20_Contents">Length of the outer leaf of the flower</text:p>
          </table:table-cell>
        </table:table-row>
        <table:table-row>
          <table:table-cell table:style-name="Table1.A1" office:value-type="string">
            <text:p text:style-name="Table_20_Contents">Sepal Width</text:p>
          </table:table-cell>
          <table:table-cell table:style-name="Table1.A1" office:value-type="string">
            <text:p text:style-name="Table_20_Contents">Width of the outer leaf</text:p>
          </table:table-cell>
        </table:table-row>
        <table:table-row>
          <table:table-cell table:style-name="Table1.A1" office:value-type="string">
            <text:p text:style-name="Table_20_Contents">Petal Length</text:p>
          </table:table-cell>
          <table:table-cell table:style-name="Table1.A1" office:value-type="string">
            <text:p text:style-name="Table_20_Contents">Length of the inner flower petal</text:p>
          </table:table-cell>
        </table:table-row>
        <table:table-row>
          <table:table-cell table:style-name="Table1.A1" office:value-type="string">
            <text:p text:style-name="Table_20_Contents">Petal Width</text:p>
          </table:table-cell>
          <table:table-cell table:style-name="Table1.A1" office:value-type="string">
            <text:p text:style-name="Table_20_Contents">Width of the inner petal</text:p>
          </table:table-cell>
        </table:table-row>
      </table:table>
      <text:p text:style-name="Text_20_body">The machine learning task is to use these measurements to predict the <text:span text:style-name="Strong_20_Emphasis">species of the flower</text:span>.</text:p>
      <text:p text:style-name="Text_20_body">Mathematically, the problem can be expressed as:</text:p>
      <text:p text:style-name="Text_20_body">f(x1​,x2​,x3​,x4​)→y </text:p>
      <text:p text:style-name="Text_20_body">Where:</text:p>
      <text:list text:style-name="L2">
        <text:list-item>
          <text:p text:style-name="P3">x1​ = sepal length</text:p>
        </text:list-item>
        <text:list-item>
          <text:p text:style-name="P3">x2​ = sepal width</text:p>
        </text:list-item>
        <text:list-item>
          <text:p text:style-name="P3">x3​ = petal length</text:p>
        </text:list-item>
        <text:list-item>
          <text:p text:style-name="P3">x4​ = petal width</text:p>
        </text:list-item>
        <text:list-item>
          <text:p text:style-name="P3">y = flower species</text:p>
        </text:list-item>
      </text:list>
      <text:p text:style-name="Text_20_body">This makes the problem a <text:span text:style-name="Strong_20_Emphasis">multi-class classification task</text:span>.</text:p>
      <text:p text:style-name="Horizontal_20_Line"/>
      <text:h text:style-name="Heading_20_1" text:outline-level="1"><text:soft-page-break/>Data Loading and Preparation</text:h>
      <text:p text:style-name="Text_20_body">The dataset is loaded using the Python data science ecosystem. The project relies on several key libraries:</text:p>
      <text:list text:style-name="L3">
        <text:list-item>
          <text:p text:style-name="P4"><text:span text:style-name="Strong_20_Emphasis">Pandas</text:span> – for structured data manipulation</text:p>
        </text:list-item>
        <text:list-item>
          <text:p text:style-name="P4"><text:span text:style-name="Strong_20_Emphasis">NumPy</text:span> – for numerical computations</text:p>
        </text:list-item>
        <text:list-item>
          <text:p text:style-name="P4"><text:span text:style-name="Strong_20_Emphasis">Matplotlib and Seaborn</text:span> – for data visualization</text:p>
        </text:list-item>
        <text:list-item>
          <text:p text:style-name="P4"><text:span text:style-name="Strong_20_Emphasis">Scikit-Learn</text:span> – for machine learning algorithms</text:p>
        </text:list-item>
      </text:list>
      <text:p text:style-name="Text_20_body">Once loaded, the dataset is stored as a <text:span text:style-name="Strong_20_Emphasis">Pandas DataFrame</text:span>, which allows efficient data inspection and transformation.</text:p>
      <text:p text:style-name="Text_20_body">The first step is to explore the dataset structure:</text:p>
      <text:list text:style-name="L4">
        <text:list-item>
          <text:p text:style-name="P5">Inspect the first few rows</text:p>
        </text:list-item>
        <text:list-item>
          <text:p text:style-name="P5">Identify column names</text:p>
        </text:list-item>
        <text:list-item>
          <text:p text:style-name="P5">Determine data types</text:p>
        </text:list-item>
        <text:list-item>
          <text:p text:style-name="P5">Check for missing values</text:p>
        </text:list-item>
      </text:list>
      <text:p text:style-name="Text_20_body">This step ensures the dataset is <text:span text:style-name="Strong_20_Emphasis">clean and ready for analysis</text:span>.</text:p>
      <text:p text:style-name="Horizontal_20_Line"/>
      <text:h text:style-name="Heading_20_1" text:outline-level="1">Exploratory Data Analysis (EDA)</text:h>
      <text:p text:style-name="Text_20_body">Exploratory Data Analysis is a crucial phase in machine learning. Before training a model, it is important to understand the structure and distribution of the data.</text:p>
      <text:p text:style-name="Text_20_body">The statistical summary generated by <text:span text:style-name="Source_20_Text">describe()</text:span> provides key metrics:</text:p>
      <text:list text:style-name="L5">
        <text:list-item>
          <text:p text:style-name="P6">Minimum values</text:p>
        </text:list-item>
        <text:list-item>
          <text:p text:style-name="P6">Maximum values</text:p>
        </text:list-item>
        <text:list-item>
          <text:p text:style-name="P6">Mean</text:p>
        </text:list-item>
        <text:list-item>
          <text:p text:style-name="P6">Standard deviation</text:p>
        </text:list-item>
        <text:list-item>
          <text:p text:style-name="P6">Quartiles (25%, 50%, 75%)</text:p>
        </text:list-item>
      </text:list>
      <text:p text:style-name="Text_20_body">These metrics reveal the <text:span text:style-name="Strong_20_Emphasis">spread and variability</text:span> of each feature.</text:p>
      <text:p text:style-name="Text_20_body">For example:</text:p>
      <text:list text:style-name="L6">
        <text:list-item>
          <text:p text:style-name="P7">Petal length has a wider range than sepal width</text:p>
        </text:list-item>
        <text:list-item>
          <text:p text:style-name="P7">Some species appear to cluster around certain measurement ranges</text:p>
        </text:list-item>
      </text:list>
      <text:p text:style-name="Text_20_body">Understanding these patterns helps guide model selection and feature interpretation.</text:p>
      <text:p text:style-name="Horizontal_20_Line"/>
      <text:h text:style-name="Heading_20_1" text:outline-level="1"><text:soft-page-break/>Data Visualization</text:h>
      <text:p text:style-name="Text_20_body">Visualization provides deeper insights into the relationships between features.</text:p>
      <text:h text:style-name="Heading_20_3" text:outline-level="3">Pair Plot</text:h>
      <text:p text:style-name="Text_20_body">A pair plot displays scatter plots for every combination of features. When colored by species, it becomes clear that certain measurements strongly separate the classes.</text:p>
      <text:p text:style-name="Text_20_body">One interesting observation is that <text:span text:style-name="Strong_20_Emphasis">Setosa is linearly separable from the other species</text:span>, meaning it can easily be distinguished by petal size.</text:p>
      <text:h text:style-name="Heading_20_3" text:outline-level="3">Correlation Heatmap</text:h>
      <text:p text:style-name="Text_20_body">A correlation heatmap shows how strongly features relate to one another.</text:p>
      <text:p text:style-name="Text_20_body">Strong correlations exist between:</text:p>
      <text:list text:style-name="L7">
        <text:list-item>
          <text:p text:style-name="P8">Petal length</text:p>
        </text:list-item>
        <text:list-item>
          <text:p text:style-name="P8">Petal width</text:p>
        </text:list-item>
      </text:list>
      <text:p text:style-name="Text_20_body">These features provide strong signals for classification.</text:p>
      <text:p text:style-name="Text_20_body">Visualization allows us to <text:span text:style-name="Strong_20_Emphasis">see the structure of the problem before applying algorithms</text:span>.</text:p>
      <text:p text:style-name="Horizontal_20_Line"/>
      <text:h text:style-name="Heading_20_1" text:outline-level="1">Feature and Target Separation</text:h>
      <text:p text:style-name="Text_20_body">Machine learning models require separating the dataset into:</text:p>
      <text:p text:style-name="Text_20_body"><text:span text:style-name="Strong_20_Emphasis">Input features (X)</text:span></text:p>
      <text:section text:style-name="Sect1" text:name="code-block-viewer">
        <text:p text:style-name="P1">sepal_length</text:p>
        <text:p text:style-name="Preformatted_20_Text">sepal_width</text:p>
        <text:p text:style-name="Preformatted_20_Text">petal_length</text:p>
        <text:p text:style-name="Preformatted_20_Text">petal_width</text:p>
      </text:section>
      <text:p text:style-name="Text_20_body"><text:span text:style-name="Strong_20_Emphasis">Target variable (y)</text:span></text:p>
      <text:section text:style-name="Sect1" text:name="Section1">
        <text:p text:style-name="P1"><text:bookmark text:name="code-block-viewer"/>species</text:p>
      </text:section>
      <text:p text:style-name="Text_20_body">This separation allows the model to learn the mapping between measurements and species.</text:p>
      <text:p text:style-name="Horizontal_20_Line"/>
      <text:h text:style-name="Heading_20_1" text:outline-level="1">Training and Testing Split</text:h>
      <text:p text:style-name="Text_20_body">To evaluate a machine learning model properly, the dataset must be divided into two part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Dataset Portion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Training set</text:p>
          </table:table-cell>
          <table:table-cell table:style-name="Table2.A1" office:value-type="string">
            <text:p text:style-name="Table_20_Contents">Used to train the model</text:p>
          </table:table-cell>
        </table:table-row>
        <table:table-row>
          <table:table-cell table:style-name="Table2.A1" office:value-type="string">
            <text:p text:style-name="Table_20_Contents">Testing set</text:p>
          </table:table-cell>
          <table:table-cell table:style-name="Table2.A1" office:value-type="string">
            <text:p text:style-name="Table_20_Contents">Used to evaluate the model</text:p>
          </table:table-cell>
        </table:table-row>
      </table:table>
      <text:p text:style-name="Text_20_body">Typically, an <text:span text:style-name="Strong_20_Emphasis">80/20 split</text:span> is used.</text:p>
      <text:p text:style-name="Text_20_body"><text:soft-page-break/>This ensures that the model is tested on <text:span text:style-name="Strong_20_Emphasis">data it has never seen before</text:span>, which helps measure its ability to generalize.</text:p>
      <text:p text:style-name="Text_20_body">The <text:span text:style-name="Source_20_Text">random_state</text:span> parameter ensures the split remains reproducible across runs.</text:p>
      <text:p text:style-name="Horizontal_20_Line"/>
      <text:h text:style-name="Heading_20_1" text:outline-level="1">Model Selection: Logistic Regression</text:h>
      <text:p text:style-name="Text_20_body">For this project, we use <text:span text:style-name="Strong_20_Emphasis">Logistic Regression</text:span>, a widely used algorithm for classification problems.</text:p>
      <text:p text:style-name="Text_20_body">Despite the name "regression," logistic regression is used for <text:span text:style-name="Strong_20_Emphasis">predicting categorical outcomes</text:span>.</text:p>
      <text:p text:style-name="Text_20_body">The algorithm works by applying the <text:span text:style-name="Strong_20_Emphasis">logistic (sigmoid) function</text:span>:</text:p>
      <text:p text:style-name="Text_20_body">σ(z)=1+e−z1​ </text:p>
      <text:p text:style-name="Text_20_body">This function converts a linear combination of features into probabilities.</text:p>
      <text:p text:style-name="Text_20_body">For multi-class classification, Scikit-Learn uses the <text:span text:style-name="Strong_20_Emphasis">One-vs-Rest strategy</text:span>, where multiple binary classifiers are trained to distinguish each class from the others.</text:p>
      <text:p text:style-name="Horizontal_20_Line"/>
      <text:h text:style-name="Heading_20_1" text:outline-level="1">Model Training</text:h>
      <text:p text:style-name="Text_20_body">Training the model involves fitting it to the training dataset.</text:p>
      <text:p text:style-name="Text_20_body">During this phase the algorithm:</text:p>
      <text:list text:style-name="L8">
        <text:list-item>
          <text:p text:style-name="P9">Initializes model parameters</text:p>
        </text:list-item>
        <text:list-item>
          <text:p text:style-name="P9">Predicts outputs</text:p>
        </text:list-item>
        <text:list-item>
          <text:p text:style-name="P9">Calculates prediction errors</text:p>
        </text:list-item>
        <text:list-item>
          <text:p text:style-name="P9">Adjusts parameters to reduce the error</text:p>
        </text:list-item>
      </text:list>
      <text:p text:style-name="Text_20_body">This optimization process continues iteratively until the model converges.</text:p>
      <text:p text:style-name="Text_20_body">The parameter <text:span text:style-name="Source_20_Text">max_iter=200</text:span> specifies the maximum number of optimization steps allowed during training.</text:p>
      <text:p text:style-name="Horizontal_20_Line"/>
      <text:h text:style-name="Heading_20_1" text:outline-level="1">Model Evaluation</text:h>
      <text:p text:style-name="Text_20_body">Once trained, the model is evaluated using the testing dataset.</text:p>
      <text:p text:style-name="Text_20_body">Three main evaluation techniques are used.</text:p>
      <text:h text:style-name="Heading_20_3" text:outline-level="3">Accuracy</text:h>
      <text:p text:style-name="Text_20_body">Accuracy measures the proportion of correct predictions.</text:p>
      <text:p text:style-name="Text_20_body">  Accuracy=Total PredictionsCorrect Predictions​ </text:p>
      <text:p text:style-name="Text_20_body"><text:soft-page-break/>For the Iris dataset, logistic regression typically achieves <text:span text:style-name="Strong_20_Emphasis">over 95% accuracy</text:span>, indicating strong predictive performance.</text:p>
      <text:p text:style-name="Horizontal_20_Line"/>
      <text:h text:style-name="Heading_20_3" text:outline-level="3">Confusion Matrix</text:h>
      <text:p text:style-name="Text_20_body">A confusion matrix provides a detailed breakdown of prediction results.</text:p>
      <text:p text:style-name="Text_20_body">It shows:</text:p>
      <text:list text:style-name="L9">
        <text:list-item>
          <text:p text:style-name="P10">True positives</text:p>
        </text:list-item>
        <text:list-item>
          <text:p text:style-name="P10">True negatives</text:p>
        </text:list-item>
        <text:list-item>
          <text:p text:style-name="P10">False positives</text:p>
        </text:list-item>
        <text:list-item>
          <text:p text:style-name="P10">False negatives</text:p>
        </text:list-item>
      </text:list>
      <text:p text:style-name="Text_20_body">This allows deeper analysis of where the model succeeds or fails.</text:p>
      <text:p text:style-name="Horizontal_20_Line"/>
      <text:h text:style-name="Heading_20_3" text:outline-level="3">Classification Report</text:h>
      <text:p text:style-name="Text_20_body">The classification report provides additional metric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etric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Precision</text:p>
          </table:table-cell>
          <table:table-cell table:style-name="Table3.A1" office:value-type="string">
            <text:p text:style-name="Table_20_Contents">Correct positive predictions</text:p>
          </table:table-cell>
        </table:table-row>
        <table:table-row>
          <table:table-cell table:style-name="Table3.A1" office:value-type="string">
            <text:p text:style-name="Table_20_Contents">Recall</text:p>
          </table:table-cell>
          <table:table-cell table:style-name="Table3.A1" office:value-type="string">
            <text:p text:style-name="Table_20_Contents">Ability to capture all positives</text:p>
          </table:table-cell>
        </table:table-row>
        <table:table-row>
          <table:table-cell table:style-name="Table3.A1" office:value-type="string">
            <text:p text:style-name="Table_20_Contents">F1-score</text:p>
          </table:table-cell>
          <table:table-cell table:style-name="Table3.A1" office:value-type="string">
            <text:p text:style-name="Table_20_Contents">Balance between precision and recall</text:p>
          </table:table-cell>
        </table:table-row>
      </table:table>
      <text:p text:style-name="Text_20_body">These metrics provide a more nuanced evaluation than accuracy alone.</text:p>
      <text:p text:style-name="Horizontal_20_Line"/>
      <text:h text:style-name="Heading_20_1" text:outline-level="1">Making Predictions</text:h>
      <text:p text:style-name="Text_20_body">After evaluation, the trained model can be used to classify new flower measurements.</text:p>
      <text:p text:style-name="Text_20_body">Example:</text:p>
      <text:section text:style-name="Sect1" text:name="Section2">
        <text:p text:style-name="P1"><text:bookmark text:name="code-block-viewer Copy 1"/>[5.1, 3.5, 1.4, 0.2]</text:p>
      </text:section>
      <text:p text:style-name="Text_20_body">The model processes the measurements through the learned mathematical function and predicts the most likely species.</text:p>
      <text:p text:style-name="Text_20_body">This demonstrates the final goal of machine learning: <text:span text:style-name="Strong_20_Emphasis">making predictions on unseen data</text:span>.</text:p>
      <text:p text:style-name="Horizontal_20_Line"/>
      <text:h text:style-name="Heading_20_1" text:outline-level="1">Key Lessons from This Project</text:h>
      <text:p text:style-name="Text_20_body">This project illustrates several important machine learning principles.</text:p>
      <text:h text:style-name="Heading_20_3" text:outline-level="3"><text:soft-page-break/>Structured Workflow</text:h>
      <text:p text:style-name="Text_20_body">Successful ML projects follow a consistent pipeline:</text:p>
      <text:section text:style-name="Sect1" text:name="Section3">
        <text:p text:style-name="P1"><text:bookmark text:name="code-block-viewer Copy 2"/>Data Collection</text:p>
        <text:p text:style-name="Preformatted_20_Text">Data Exploration</text:p>
        <text:p text:style-name="Preformatted_20_Text">Visualization</text:p>
        <text:p text:style-name="Preformatted_20_Text">Feature Selection</text:p>
        <text:p text:style-name="Preformatted_20_Text">Model Training</text:p>
        <text:p text:style-name="Preformatted_20_Text">Evaluation</text:p>
        <text:p text:style-name="Preformatted_20_Text">Prediction</text:p>
      </text:section>
      <text:p text:style-name="Horizontal_20_Line"/>
      <text:h text:style-name="Heading_20_3" text:outline-level="3">Importance of Data Understanding</text:h>
      <text:p text:style-name="Text_20_body">Visualization and statistical summaries provide critical insights that guide modeling decisions.</text:p>
      <text:p text:style-name="Horizontal_20_Line"/>
      <text:h text:style-name="Heading_20_3" text:outline-level="3">Model Interpretability</text:h>
      <text:p text:style-name="Text_20_body">Logistic regression remains popular because it is:</text:p>
      <text:list text:style-name="L10">
        <text:list-item>
          <text:p text:style-name="P11">simple</text:p>
        </text:list-item>
        <text:list-item>
          <text:p text:style-name="P11">interpretable</text:p>
        </text:list-item>
        <text:list-item>
          <text:p text:style-name="P11">computationally efficient</text:p>
        </text:list-item>
      </text:list>
      <text:p text:style-name="Horizontal_20_Line"/>
      <text:h text:style-name="Heading_20_1" text:outline-level="1">Conclusion</text:h>
      <text:p text:style-name="Text_20_body">The Iris dataset provides a perfect introduction to machine learning classification. Despite its simplicity, the project demonstrates the essential components of real-world machine learning workflows.</text:p>
      <text:p text:style-name="Text_20_body">By combining <text:span text:style-name="Strong_20_Emphasis">data exploration, visualization, and predictive modeling</text:span>, we transform raw measurements into an intelligent system capable of recognizing flower species.</text:p>
      <text:p text:style-name="Text_20_body">This project serves as a strong foundation for more advanced topics such as:</text:p>
      <text:list text:style-name="L11">
        <text:list-item>
          <text:p text:style-name="P12">feature engineering</text:p>
        </text:list-item>
        <text:list-item>
          <text:p text:style-name="P12">hyperparameter tuning</text:p>
        </text:list-item>
        <text:list-item>
          <text:p text:style-name="P12">cross-validation</text:p>
        </text:list-item>
        <text:list-item>
          <text:p text:style-name="P12">deep learning models</text:p>
        </text:list-item>
      </text:list>
      <text:p text:style-name="Text_20_body">Machine learning ultimately revolves around <text:span text:style-name="Strong_20_Emphasis">learning patterns from data</text:span>, and this project illustrates that principle in one of its most elegant forms.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6:30:49.584570191</meta:creation-date>
    <meta:generator>LibreOffice/24.2.7.2$Linux_X86_64 LibreOffice_project/420$Build-2</meta:generator>
    <dc:date>2026-03-12T16:32:25.833332437</dc:date>
    <meta:editing-duration>PT1M37S</meta:editing-duration>
    <meta:editing-cycles>1</meta:editing-cycles>
    <meta:document-statistic meta:table-count="3" meta:image-count="0" meta:object-count="0" meta:page-count="6" meta:paragraph-count="164" meta:word-count="1082" meta:character-count="7443" meta:non-whitespace-character-count="6476"/>
  </office:meta>
</office:document-meta>
</file>